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06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.899cm" svg:height="4.941cm" svg:x="3.669cm" svg:y="0cm" draw:caption-point-x="-0.61cm" draw:caption-point-y="0.01cm">
              <dc:date>2022-07-21T00:00:00</dc:date>
              <text:p text:style-name="P1">Ho selezionato l’angolo da 0 a 0.02 considerando che poi gli altri sono essenzialmente conteggi casuali dovuti alla precisione troppo bassa sulla lunghezza</text:p>
            </office:annotation>
            <text:p>Perdita conteggi</text:p>
          </table:table-cell>
          <table:table-cell table:style-name="ce1" office:value-type="string" calcext:value-type="string" table:number-columns-spanned="2" table:number-rows-spanned="1">
            <text:p>angolo tra 0 e 0.02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angolo tra 0 e 0.15</text:p>
          </table:table-cell>
          <table:covered-table-cell/>
        </table:table-row>
        <table:table-row table:style-name="ro1">
          <table:table-cell office:value-type="string" calcext:value-type="string">
            <office:annotation draw:style-name="gr2" draw:text-style-name="P2" svg:width="2.899cm" svg:height="2.571cm" svg:x="3.669cm" svg:y="0cm" draw:caption-point-x="-0.61cm" draw:caption-point-y="0.461cm">
              <dc:date>2022-07-21T00:00:00</dc:date>
              <text:p text:style-name="P1">Ogni bin lungo x vale 2 quindi hai sull’asse x un range da 0 a 100 e ogni bin largo 2, in totale 50 bin</text:p>
            </office:annotation>
            <text:p>bin L/sigm</text:p>
          </table:table-cell>
          <table:table-cell office:value-type="string" calcext:value-type="string">
            <text:p>L/sigma</text:p>
          </table:table-cell>
          <table:table-cell office:value-type="string" calcext:value-type="string">
            <text:p>integrale/t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50</text:p>
          </table:table-cell>
          <table:table-cell office:value-type="string" calcext:value-type="string">
            <text:p>0-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9878638" calcext:value-type="float">
            <text:p>0.99878638</text:p>
          </table:table-cell>
          <table:table-cell/>
        </table:table-row>
        <table:table-row table:style-name="ro1">
          <table:table-cell office:value-type="string" calcext:value-type="string">
            <text:p>2-50</text:p>
          </table:table-cell>
          <table:table-cell office:value-type="string" calcext:value-type="string">
            <text:p>2-100</text:p>
          </table:table-cell>
          <table:table-cell office:value-type="float" office:value="0.99578029" calcext:value-type="float">
            <text:p>0.99578029</text:p>
          </table:table-cell>
          <table:table-cell/>
          <table:table-cell office:value-type="float" office:value="0.93045351" calcext:value-type="float">
            <text:p>0.93045351</text:p>
          </table:table-cell>
          <table:table-cell/>
        </table:table-row>
        <table:table-row table:style-name="ro1">
          <table:table-cell office:value-type="string" calcext:value-type="string">
            <text:p>3-50</text:p>
          </table:table-cell>
          <table:table-cell office:value-type="string" calcext:value-type="string">
            <text:p>4-100</text:p>
          </table:table-cell>
          <table:table-cell office:value-type="float" office:value="0.98789952" calcext:value-type="float">
            <text:p>0.98789952</text:p>
          </table:table-cell>
          <table:table-cell/>
          <table:table-cell office:value-type="float" office:value="0.86377699" calcext:value-type="float">
            <text:p>0.86377699</text:p>
          </table:table-cell>
          <table:table-cell/>
        </table:table-row>
        <table:table-row table:style-name="ro1">
          <table:table-cell office:value-type="string" calcext:value-type="string">
            <text:p>4-50</text:p>
          </table:table-cell>
          <table:table-cell office:value-type="string" calcext:value-type="string">
            <text:p>6-100</text:p>
          </table:table-cell>
          <table:table-cell office:value-type="float" office:value="0.97710573" calcext:value-type="float">
            <text:p>0.97710573</text:p>
          </table:table-cell>
          <table:table-cell/>
          <table:table-cell office:value-type="float" office:value="0.80533157" calcext:value-type="float">
            <text:p>0.80533157</text:p>
          </table:table-cell>
          <table:table-cell/>
        </table:table-row>
        <table:table-row table:style-name="ro1">
          <table:table-cell office:value-type="string" calcext:value-type="string">
            <text:p>5-50</text:p>
          </table:table-cell>
          <table:table-cell office:value-type="string" calcext:value-type="string">
            <text:p>8-100</text:p>
          </table:table-cell>
          <table:table-cell office:value-type="float" office:value="0.96031567" calcext:value-type="float">
            <text:p>0.96031567</text:p>
          </table:table-cell>
          <table:table-cell/>
          <table:table-cell office:value-type="float" office:value="0.7496071" calcext:value-type="float">
            <text:p>0.7496071</text:p>
          </table:table-cell>
          <table:table-cell/>
        </table:table-row>
        <table:table-row table:style-name="ro1">
          <table:table-cell office:value-type="string" calcext:value-type="string">
            <text:p>6-50</text:p>
          </table:table-cell>
          <table:table-cell office:value-type="string" calcext:value-type="string">
            <text:p>10-100</text:p>
          </table:table-cell>
          <table:table-cell office:value-type="float" office:value="0.93614533" calcext:value-type="float">
            <text:p>0.93614533</text:p>
          </table:table-cell>
          <table:table-cell/>
          <table:table-cell office:value-type="float" office:value="0.69583391" calcext:value-type="float">
            <text:p>0.69583391</text:p>
          </table:table-cell>
          <table:table-cell/>
        </table:table-row>
        <table:table-row table:style-name="ro1">
          <table:table-cell office:value-type="string" calcext:value-type="string">
            <text:p>7-50</text:p>
          </table:table-cell>
          <table:table-cell office:value-type="string" calcext:value-type="string">
            <text:p>12-100</text:p>
          </table:table-cell>
          <table:table-cell office:value-type="float" office:value="0.90565517" calcext:value-type="float">
            <text:p>0.90565517</text:p>
          </table:table-cell>
          <table:table-cell/>
          <table:table-cell office:value-type="float" office:value="0.64473516" calcext:value-type="float">
            <text:p>0.64473516</text:p>
          </table:table-cell>
          <table:table-cell/>
        </table:table-row>
        <table:table-row table:style-name="ro1">
          <table:table-cell office:value-type="string" calcext:value-type="string">
            <text:p>8-50</text:p>
          </table:table-cell>
          <table:table-cell office:value-type="string" calcext:value-type="string">
            <text:p>14-100</text:p>
          </table:table-cell>
          <table:table-cell office:value-type="float" office:value="0.87007822" calcext:value-type="float">
            <text:p>0.87007822</text:p>
          </table:table-cell>
          <table:table-cell/>
          <table:table-cell office:value-type="float" office:value="0.59672965" calcext:value-type="float">
            <text:p>0.59672965</text:p>
          </table:table-cell>
          <table:table-cell/>
        </table:table-row>
        <table:table-row table:style-name="ro1">
          <table:table-cell office:value-type="string" calcext:value-type="string">
            <text:p>9-50</text:p>
          </table:table-cell>
          <table:table-cell office:value-type="string" calcext:value-type="string">
            <text:p>16-100</text:p>
          </table:table-cell>
          <table:table-cell office:value-type="float" office:value="0.83095659" calcext:value-type="float">
            <text:p>0.83095659</text:p>
          </table:table-cell>
          <table:table-cell/>
          <table:table-cell office:value-type="float" office:value="0.55199255" calcext:value-type="float">
            <text:p>0.55199255</text:p>
          </table:table-cell>
          <table:table-cell/>
        </table:table-row>
        <table:table-row table:style-name="ro1">
          <table:table-cell office:value-type="string" calcext:value-type="string">
            <text:p>10-50</text:p>
          </table:table-cell>
          <table:table-cell office:value-type="string" calcext:value-type="string">
            <text:p>18-100</text:p>
          </table:table-cell>
          <table:table-cell office:value-type="float" office:value="0.79013544" calcext:value-type="float">
            <text:p>0.79013544</text:p>
          </table:table-cell>
          <table:table-cell/>
          <table:table-cell office:value-type="float" office:value="0.51063655" calcext:value-type="float">
            <text:p>0.510636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21T12:37:27.386549854</dc:date>
    <meta:editing-duration>PT13M1S</meta:editing-duration>
    <meta:editing-cycles>3</meta:editing-cycles>
    <meta:generator>LibreOffice/7.2.7.2$Linux_X86_64 LibreOffice_project/20$Build-2</meta:generator>
    <meta:document-statistic meta:table-count="1" meta:cell-count="46" meta:object-count="0"/>
  </office:meta>
</office:document-meta>
</file>